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3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4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5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6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7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Общая информация для дизайнера</text:h>
      <text:p text:style-name="Text_20_body">Привет! Чтобы понимать, с чего начать работу, давайте вспомним текущее состояние проекта:</text:p>
      <text:h text:style-name="Heading_20_4" text:outline-level="4">Регистрация:</text:h>
      <text:list text:style-name="L1">
        <text:list-item>
          <text:p text:style-name="P1">Регистрация уже реализована и выглядит хорошо. </text:p>
        </text:list-item>
      </text:list>
      <text:h text:style-name="Heading_20_4" text:outline-level="4">Страница обсуждений:</text:h>
      <text:list text:style-name="L2">
        <text:list-item>
          <text:p text:style-name="P2">На странице обсуждений есть: </text:p>
          <text:list>
            <text:list-item>
              <text:p text:style-name="P2">Левое меню </text:p>
            </text:list-item>
            <text:list-item>
              <text:p text:style-name="P2">Верхнее меню </text:p>
            </text:list-item>
            <text:list-item>
              <text:p text:style-name="P3">Макет обсуждения (требует доработки) </text:p>
            </text:list-item>
          </text:list>
        </text:list-item>
      </text:list>
      <text:p text:style-name="Horizontal_20_Line"/>
      <text:h text:style-name="Heading_20_3" text:outline-level="3">Проблемы и предложения</text:h>
      <text:h text:style-name="Heading_20_4" text:outline-level="4">Меню (верхнее и левое):</text:h>
      <text:list text:style-name="L3">
        <text:list-item>
          <text:p text:style-name="P4"><text:span text:style-name="Strong_20_Emphasis">Контекстная адаптация поиска:</text:span> </text:p>
          <text:list>
            <text:list-item>
              <text:p text:style-name="P4">Сейчас в верхнем меню реализован поиск по обсуждениям. На странице "friends" это выглядит странно, так как поиск отображает обсуждения вместо друзей. </text:p>
            </text:list-item>
            <text:list-item>
              <text:p text:style-name="P4">Возможные варианты решения: </text:p>
              <text:list>
                <text:list-item>
                  <text:p text:style-name="P4">Адаптировать поиск под каждую страницу (но это может быть неинтуитивно). </text:p>
                </text:list-item>
                <text:list-item>
                  <text:p text:style-name="P4">Перенести поиск из верхнего меню на соответствующие страницы, добавив локальный поиск для каждого раздела. Тогда верхнее меню нужно переработать, чтобы избежать пустого пространства. </text:p>
                </text:list-item>
                <text:list-item>
                  <text:p text:style-name="P4">Пересмотреть подход с двумя меню, но текущий дизайн кажется удачным. </text:p>
                </text:list-item>
              </text:list>
            </text:list-item>
          </text:list>
        </text:list-item>
        <text:list-item>
          <text:p text:style-name="P4"><text:span text:style-name="Strong_20_Emphasis">Цвет фона меню:</text:span> </text:p>
          <text:list>
            <text:list-item>
              <text:p text:style-name="P5">Предлагаю сделать фон меню чуть темнее основного цвета фона страницы для визуального разделения. </text:p>
            </text:list-item>
          </text:list>
        </text:list-item>
      </text:list>
      <text:h text:style-name="Heading_20_4" text:outline-level="4">Обсуждения:</text:h>
      <text:list text:style-name="L4">
        <text:list-item>
          <text:p text:style-name="P6"><text:span text:style-name="Strong_20_Emphasis">Макет обсуждения:</text:span> </text:p>
          <text:list>
            <text:list-item>
              <text:p text:style-name="P6">Информация для отображения: </text:p>
              <text:list>
                <text:list-item>
                  <text:p text:style-name="P6">Название </text:p>
                </text:list-item>
                <text:list-item>
                  <text:p text:style-name="P6">Описание </text:p>
                </text:list-item>
                <text:list-item>
                  <text:p text:style-name="P6">Дата создания </text:p>
                </text:list-item>
                <text:list-item>
                  <text:p text:style-name="P6">Создатель </text:p>
                </text:list-item>
                <text:list-item>
                  <text:p text:style-name="P6">Участники </text:p>
                </text:list-item>
                <text:list-item>
                  <text:p text:style-name="P6">Список заданий </text:p>
                </text:list-item>
              </text:list>
            </text:list-item>
            <text:list-item>
              <text:p text:style-name="P6"><text:span text:style-name="Strong_20_Emphasis">Участники:</text:span> </text:p>
              <text:list>
                <text:list-item>
                  <text:p text:style-name="P6">Отображение в виде последовательности аватаров-кружков. </text:p>
                </text:list-item>
                <text:list-item>
                  <text:p text:style-name="P6"><text:soft-page-break/>При наведении — раскрывающийся список участников сверху вниз. </text:p>
                </text:list-item>
                <text:list-item>
                  <text:p text:style-name="P6">При наведении на отдельного участника — мини-профиль с юзернеймом, аватаром и email. </text:p>
                </text:list-item>
                <text:list-item>
                  <text:p text:style-name="P6">Создатель выделяется отдельно, но также присутствует в общем списке участников. </text:p>
                </text:list-item>
              </text:list>
            </text:list-item>
            <text:list-item>
              <text:p text:style-name="P6"><text:span text:style-name="Strong_20_Emphasis">Задания (таски):</text:span> </text:p>
              <text:list>
                <text:list-item>
                  <text:p text:style-name="P6">Отображаемые параметры: </text:p>
                  <text:list>
                    <text:list-item>
                      <text:p text:style-name="P6">Название, описание, приоритет (Low, Medium, High), дедлайн. </text:p>
                    </text:list-item>
                    <text:list-item>
                      <text:p text:style-name="P6">Статус (NotStarted, InProgress, Completed). </text:p>
                    </text:list-item>
                    <text:list-item>
                      <text:p text:style-name="P6">Ответственные пользователи (по аналогии с отображением участников). </text:p>
                    </text:list-item>
                    <text:list-item>
                      <text:p text:style-name="P7">Комментарии (контент, дата создания, автор с мини-профилем). 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4" text:outline-level="4">Создание и редактирование обсуждений:</text:h>
      <text:list text:style-name="L5">
        <text:list-item>
          <text:p text:style-name="P8"><text:span text:style-name="Strong_20_Emphasis">Страница для управления обсуждениями:</text:span> </text:p>
          <text:list>
            <text:list-item>
              <text:p text:style-name="P8">Показывает все обсуждения, созданные пользователем. </text:p>
            </text:list-item>
            <text:list-item>
              <text:p text:style-name="P8">Возможности: </text:p>
              <text:list>
                <text:list-item>
                  <text:p text:style-name="P8">Создать обсуждение (указать название, описание, задания, участников). </text:p>
                </text:list-item>
                <text:list-item>
                  <text:p text:style-name="P8">Редактировать существующие обсуждения (изменение всех параметров, добавление участников и заданий). </text:p>
                </text:list-item>
              </text:list>
            </text:list-item>
            <text:list-item>
              <text:p text:style-name="P8">Сохранение изменений — кнопка становится активной при изменении хотя бы одного параметра. </text:p>
            </text:list-item>
            <text:list-item>
              <text:p text:style-name="P9">В будущем — возможность добавить статистику по обсуждениям. </text:p>
            </text:list-item>
          </text:list>
        </text:list-item>
      </text:list>
      <text:h text:style-name="Heading_20_4" text:outline-level="4">Друзья:</text:h>
      <text:list text:style-name="L6">
        <text:list-item>
          <text:p text:style-name="P10"><text:span text:style-name="Strong_20_Emphasis">Функциональность страницы:</text:span> </text:p>
          <text:list>
            <text:list-item>
              <text:p text:style-name="P10">Форма поиска по имени пользователя. </text:p>
            </text:list-item>
            <text:list-item>
              <text:p text:style-name="P10">Результаты поиска — список пользователей: </text:p>
              <text:list>
                <text:list-item>
                  <text:p text:style-name="P10">Аватарка, юзернейм, email. </text:p>
                </text:list-item>
                <text:list-item>
                  <text:p text:style-name="P10">Бесконечная прокрутка списка. </text:p>
                </text:list-item>
              </text:list>
            </text:list-item>
            <text:list-item>
              <text:p text:style-name="P10">Сообщения об ошибках: </text:p>
              <text:list>
                <text:list-item>
                  <text:p text:style-name="P10">"Введите имя пользователя" — если форма поиска пуста. </text:p>
                </text:list-item>
                <text:list-item>
                  <text:p text:style-name="P10">"Пользователей с таким именем не существует" — если нет совпадений. </text:p>
                </text:list-item>
                <text:list-item>
                  <text:p text:style-name="P10">"Больше пользователей с таким именем нет" — конец списка. </text:p>
                </text:list-item>
              </text:list>
            </text:list-item>
            <text:list-item>
              <text:p text:style-name="P10">Кнопки: </text:p>
              <text:list>
                <text:list-item>
                  <text:p text:style-name="P10">"Добавить в друзья" (если пользователь не в друзьях). </text:p>
                </text:list-item>
                <text:list-item>
                  <text:p text:style-name="P11">"Удалить из друзей" (если пользователь уже в друзьях). </text:p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Дополнительные моменты</text:h>
      <text:list text:style-name="L7">
        <text:list-item>
          <text:p text:style-name="P12"><text:span text:style-name="Strong_20_Emphasis">Иконки и графика:</text:span></text:p>
          <text:list>
            <text:list-item>
              <text:p text:style-name="P13">Пожалуйста, присылайте мне все иконки и изображения, используемые в дизайне, после их утверждения. </text:p>
            </text:list-item>
          </text:list>
        </text:list-item>
        <text:list-item>
          <text:p text:style-name="P12"><text:span text:style-name="Strong_20_Emphasis">Разнообразие страницы обсуждений:</text:span></text:p>
          <text:list>
            <text:list-item>
              <text:p text:style-name="P12"><text:soft-page-break/>Можно обсудить варианты визуального разнообразия страницы (если это нужно). </text:p>
            </text:list-item>
          </text:list>
        </text:list-item>
      </text:list>
      <text:p text:style-name="Horizontal_20_Line"/>
      <text:p text:style-name="Text_20_body">Если есть вопросы или нужны уточнения, пишите!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ongti SC" style:font-family-asian="'Songti SC'" style:font-family-generic-asian="system" style:font-pitch-asian="variable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00:27:26.828174540</meta:creation-date>
    <dc:date>2025-01-20T00:27:52.748780791</dc:date>
    <meta:editing-duration>PT27S</meta:editing-duration>
    <meta:editing-cycles>1</meta:editing-cycles>
    <meta:generator>LibreOffice/24.8.0.3$MacOSX_X86_64 LibreOffice_project/0bdf1299c94fe897b119f97f3c613e9dca6be583</meta:generator>
    <meta:document-statistic meta:table-count="0" meta:image-count="0" meta:object-count="0" meta:page-count="3" meta:paragraph-count="66" meta:word-count="410" meta:character-count="2977" meta:non-whitespace-character-count="2627"/>
  </office:meta>
</office:document-meta>
</file>